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8125in" table:align="left" style:may-break-between-rows="false"/>
    </style:style>
    <style:style style:name="Table1.A" style:family="table-column">
      <style:table-column-properties style:column-width="1.0625in"/>
    </style:style>
    <style:style style:name="Table1.B" style:family="table-column">
      <style:table-column-properties style:column-width="1.75in"/>
    </style:style>
    <style:style style:name="Table1.C" style:family="table-column">
      <style:table-column-properties style:column-width="1.37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125in" table:align="left" style:may-break-between-rows="false"/>
    </style:style>
    <style:style style:name="Table2.A" style:family="table-column">
      <style:table-column-properties style:column-width="1.0625in"/>
    </style:style>
    <style:style style:name="Table2.B" style:family="table-column">
      <style:table-column-properties style:column-width="1.75in"/>
    </style:style>
    <style:style style:name="Table2.C" style:family="table-column">
      <style:table-column-properties style:column-width="1.375in"/>
    </style:style>
    <style:style style:name="Table2.D" style:family="table-column">
      <style:table-column-properties style:column-width="1.62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f11c2"/>
    </style:style>
    <style:style style:name="P2" style:family="paragraph" style:parent-style-name="Text_20_body">
      <style:text-properties fo:font-style="normal" officeooo:rsid="0036ff98" officeooo:paragraph-rsid="001f11c2" style:font-style-asian="normal" style:font-style-complex="normal"/>
    </style:style>
    <style:style style:name="P3" style:family="paragraph" style:parent-style-name="Text_20_body">
      <style:text-properties fo:font-style="normal" officeooo:rsid="0036ff98" officeooo:paragraph-rsid="00f69337" style:font-style-asian="normal" style:font-style-complex="normal"/>
    </style:style>
    <style:style style:name="P4" style:family="paragraph" style:parent-style-name="Text_20_body">
      <style:text-properties fo:font-style="normal" officeooo:rsid="005c3b2c" officeooo:paragraph-rsid="001f11c2" style:font-style-asian="normal" style:font-style-complex="normal"/>
    </style:style>
    <style:style style:name="P5" style:family="paragraph" style:parent-style-name="Text_20_body">
      <style:text-properties fo:font-style="normal" officeooo:rsid="012cc5b9" officeooo:paragraph-rsid="01000cf6" style:font-style-asian="normal" style:font-style-complex="normal"/>
    </style:style>
    <style:style style:name="P6" style:family="paragraph" style:parent-style-name="Text_20_body">
      <style:text-properties officeooo:rsid="0036ff98" officeooo:paragraph-rsid="00746e5a"/>
    </style:style>
    <style:style style:name="P7" style:family="paragraph" style:parent-style-name="Text_20_body">
      <style:text-properties officeooo:paragraph-rsid="01000cf6"/>
    </style:style>
    <style:style style:name="P8" style:family="paragraph" style:parent-style-name="Text_20_body">
      <style:text-properties officeooo:paragraph-rsid="014ac819"/>
    </style:style>
    <style:style style:name="P9" style:family="paragraph" style:parent-style-name="Table_20_Contents">
      <style:text-properties officeooo:rsid="006ad192" officeooo:paragraph-rsid="006ad192"/>
    </style:style>
    <style:style style:name="P10" style:family="paragraph" style:parent-style-name="Table_20_Contents">
      <style:text-properties officeooo:rsid="006ad192" officeooo:paragraph-rsid="00f69337"/>
    </style:style>
    <style:style style:name="P11" style:family="paragraph" style:parent-style-name="Table_20_Contents">
      <style:text-properties officeooo:rsid="006c5f30" officeooo:paragraph-rsid="006c5f30"/>
    </style:style>
    <style:style style:name="P12" style:family="paragraph" style:parent-style-name="Table_20_Contents">
      <style:text-properties officeooo:rsid="006c5f30" officeooo:paragraph-rsid="00f69337"/>
    </style:style>
    <style:style style:name="P13" style:family="paragraph" style:parent-style-name="Table_20_Contents">
      <style:text-properties officeooo:rsid="006dbfef" officeooo:paragraph-rsid="006dbfef"/>
    </style:style>
    <style:style style:name="P14" style:family="paragraph" style:parent-style-name="Table_20_Contents">
      <style:text-properties officeooo:rsid="006dbfef" officeooo:paragraph-rsid="00f69337"/>
    </style:style>
    <style:style style:name="P15" style:family="paragraph" style:parent-style-name="Table_20_Contents">
      <style:text-properties officeooo:rsid="006f4797" officeooo:paragraph-rsid="006f4797"/>
    </style:style>
    <style:style style:name="P16" style:family="paragraph" style:parent-style-name="Table_20_Contents">
      <style:text-properties officeooo:rsid="006f4797" officeooo:paragraph-rsid="00f69337"/>
    </style:style>
    <style:style style:name="P17" style:family="paragraph" style:parent-style-name="Table_20_Contents">
      <style:text-properties officeooo:rsid="00c68757" officeooo:paragraph-rsid="00c68757"/>
    </style:style>
    <style:style style:name="P18" style:family="paragraph" style:parent-style-name="Table_20_Contents">
      <style:text-properties officeooo:rsid="00c68757" officeooo:paragraph-rsid="00f69337"/>
    </style:style>
    <style:style style:name="P19" style:family="paragraph" style:parent-style-name="Table_20_Contents">
      <style:text-properties officeooo:rsid="00c9d142" officeooo:paragraph-rsid="00c9d142"/>
    </style:style>
    <style:style style:name="P20" style:family="paragraph" style:parent-style-name="Table_20_Contents">
      <style:text-properties officeooo:rsid="00c9d142" officeooo:paragraph-rsid="00f69337"/>
    </style:style>
    <style:style style:name="P21" style:family="paragraph" style:parent-style-name="Table_20_Contents">
      <style:text-properties officeooo:rsid="00d5ac52" officeooo:paragraph-rsid="00d5ac52"/>
    </style:style>
    <style:style style:name="P22" style:family="paragraph" style:parent-style-name="Table_20_Contents">
      <style:text-properties officeooo:rsid="00d5ac52" officeooo:paragraph-rsid="00f69337"/>
    </style:style>
    <style:style style:name="P23" style:family="paragraph" style:parent-style-name="Table_20_Contents">
      <style:paragraph-properties fo:text-align="center" style:justify-single-word="false"/>
      <style:text-properties officeooo:rsid="0154c4ef" officeooo:paragraph-rsid="0154c4ef"/>
    </style:style>
    <style:style style:name="P24" style:family="paragraph" style:parent-style-name="Skills">
      <style:text-properties officeooo:rsid="00749013" officeooo:paragraph-rsid="00749013"/>
    </style:style>
    <style:style style:name="P25" style:family="paragraph" style:parent-style-name="Skills">
      <style:text-properties officeooo:rsid="00c891f2" officeooo:paragraph-rsid="00c891f2"/>
    </style:style>
    <style:style style:name="P26" style:family="paragraph" style:parent-style-name="Skills">
      <style:text-properties officeooo:rsid="00e16092" officeooo:paragraph-rsid="00e16092"/>
    </style:style>
    <style:style style:name="P27" style:family="paragraph" style:parent-style-name="Skills">
      <style:text-properties officeooo:rsid="00e1ffee" officeooo:paragraph-rsid="00e1ffee"/>
    </style:style>
    <style:style style:name="P28" style:family="paragraph" style:parent-style-name="Skills">
      <style:text-properties officeooo:rsid="00e713ca" officeooo:paragraph-rsid="00e713ca"/>
    </style:style>
    <style:style style:name="P29" style:family="paragraph" style:parent-style-name="Skills">
      <style:text-properties officeooo:rsid="00f22f43" officeooo:paragraph-rsid="00f22f43"/>
    </style:style>
    <style:style style:name="P30" style:family="paragraph" style:parent-style-name="Skills">
      <style:text-properties officeooo:rsid="00f39ef4" officeooo:paragraph-rsid="00f39ef4"/>
    </style:style>
    <style:style style:name="P31" style:family="paragraph" style:parent-style-name="Skills">
      <style:text-properties officeooo:rsid="00f566c5" officeooo:paragraph-rsid="00f566c5"/>
    </style:style>
    <style:style style:name="P32" style:family="paragraph" style:parent-style-name="Standard">
      <style:text-properties fo:font-style="normal" officeooo:rsid="0036ff98" officeooo:paragraph-rsid="00f69337" style:font-style-asian="normal" style:font-style-complex="normal"/>
    </style:style>
    <style:style style:name="P33" style:family="paragraph" style:parent-style-name="Text_20_body">
      <style:text-properties fo:font-style="normal" officeooo:rsid="016d7e6d" officeooo:paragraph-rsid="014ac819" style:font-style-asian="normal" style:font-style-complex="normal"/>
    </style:style>
    <style:style style:name="P34" style:family="paragraph" style:parent-style-name="Text_20_body">
      <style:text-properties fo:font-style="normal" officeooo:rsid="016db659" officeooo:paragraph-rsid="014ac819" style:font-style-asian="normal" style:font-style-complex="normal"/>
    </style:style>
    <style:style style:name="P35" style:family="paragraph" style:parent-style-name="Text_20_body">
      <style:text-properties officeooo:paragraph-rsid="01793292"/>
    </style:style>
    <style:style style:name="P36" style:family="paragraph" style:parent-style-name="Text_20_body">
      <style:text-properties officeooo:paragraph-rsid="017aa762"/>
    </style:style>
    <style:style style:name="P37" style:family="paragraph" style:parent-style-name="Text_20_body">
      <style:text-properties officeooo:paragraph-rsid="014ac819"/>
    </style:style>
    <style:style style:name="P38" style:family="paragraph" style:parent-style-name="Heading_20_2">
      <style:text-properties officeooo:rsid="001f11c2" officeooo:paragraph-rsid="001f11c2"/>
    </style:style>
    <style:style style:name="P39" style:family="paragraph" style:parent-style-name="Skills">
      <style:text-properties officeooo:rsid="0186515a" officeooo:paragraph-rsid="0186515a"/>
    </style:style>
    <style:style style:name="P40" style:family="paragraph" style:parent-style-name="Heading_20_1">
      <style:paragraph-properties fo:break-before="page"/>
      <style:text-properties officeooo:rsid="01000cf6" officeooo:paragraph-rsid="01000cf6"/>
    </style:style>
    <style:style style:name="T1" style:family="text">
      <style:text-properties officeooo:rsid="001f11c2"/>
    </style:style>
    <style:style style:name="T2" style:family="text">
      <style:text-properties officeooo:rsid="0024442c"/>
    </style:style>
    <style:style style:name="T3" style:family="text">
      <style:text-properties officeooo:rsid="002745b0"/>
    </style:style>
    <style:style style:name="T4" style:family="text">
      <style:text-properties officeooo:rsid="002edcd3"/>
    </style:style>
    <style:style style:name="T5" style:family="text">
      <style:text-properties officeooo:rsid="003627bf"/>
    </style:style>
    <style:style style:name="T6" style:family="text">
      <style:text-properties fo:font-style="italic" style:font-style-asian="italic" style:font-style-complex="italic"/>
    </style:style>
    <style:style style:name="T7" style:family="text">
      <style:text-properties fo:font-style="italic" officeooo:rsid="0036ff98" style:font-style-asian="italic" style:font-style-complex="italic"/>
    </style:style>
    <style:style style:name="T8" style:family="text">
      <style:text-properties fo:font-style="italic" officeooo:rsid="003ba6d1" style:font-style-asian="italic" style:font-style-complex="italic"/>
    </style:style>
    <style:style style:name="T9" style:family="text">
      <style:text-properties fo:font-style="italic" officeooo:rsid="0045d81c" style:font-style-asian="italic" style:font-style-complex="italic"/>
    </style:style>
    <style:style style:name="T10" style:family="text">
      <style:text-properties fo:font-style="italic" officeooo:rsid="004bcf6d" style:font-style-asian="italic" style:font-style-complex="italic"/>
    </style:style>
    <style:style style:name="T11" style:family="text">
      <style:text-properties fo:font-style="italic" officeooo:rsid="004e4d72" style:font-style-asian="italic" style:font-style-complex="italic"/>
    </style:style>
    <style:style style:name="T12" style:family="text">
      <style:text-properties fo:font-style="italic" officeooo:rsid="004f3bdb" style:font-style-asian="italic" style:font-style-complex="italic"/>
    </style:style>
    <style:style style:name="T13" style:family="text">
      <style:text-properties fo:font-style="italic" officeooo:rsid="005a71bc" style:font-style-asian="italic" style:font-style-complex="italic"/>
    </style:style>
    <style:style style:name="T14" style:family="text">
      <style:text-properties fo:font-style="italic" officeooo:rsid="005c3b2c" style:font-style-asian="italic" style:font-style-complex="italic"/>
    </style:style>
    <style:style style:name="T15" style:family="text">
      <style:text-properties fo:font-style="italic" officeooo:rsid="00712a0e" style:font-style-asian="italic" style:font-style-complex="italic"/>
    </style:style>
    <style:style style:name="T16" style:family="text">
      <style:text-properties fo:font-style="italic" officeooo:rsid="00de883a" style:font-style-asian="italic" style:font-style-complex="italic"/>
    </style:style>
    <style:style style:name="T17" style:family="text">
      <style:text-properties fo:font-style="italic" officeooo:rsid="00e059a2" style:font-style-asian="italic" style:font-style-complex="italic"/>
    </style:style>
    <style:style style:name="T18" style:family="text">
      <style:text-properties fo:font-style="italic" officeooo:rsid="00e713ca" style:font-style-asian="italic" style:font-style-complex="italic"/>
    </style:style>
    <style:style style:name="T19" style:family="text">
      <style:text-properties fo:font-style="italic" officeooo:rsid="00e8dbc5" style:font-style-asian="italic" style:font-style-complex="italic"/>
    </style:style>
    <style:style style:name="T20" style:family="text">
      <style:text-properties fo:font-style="italic" officeooo:rsid="00eab455" style:font-style-asian="italic" style:font-style-complex="italic"/>
    </style:style>
    <style:style style:name="T21" style:family="text">
      <style:text-properties fo:font-style="italic" officeooo:rsid="00ebdaee" style:font-style-asian="italic" style:font-style-complex="italic"/>
    </style:style>
    <style:style style:name="T22" style:family="text">
      <style:text-properties fo:font-style="italic" officeooo:rsid="00ee2882" style:font-style-asian="italic" style:font-style-complex="italic"/>
    </style:style>
    <style:style style:name="T23" style:family="text">
      <style:text-properties fo:font-style="italic" officeooo:rsid="00eeffb3" style:font-style-asian="italic" style:font-style-complex="italic"/>
    </style:style>
    <style:style style:name="T24" style:family="text">
      <style:text-properties fo:font-style="italic" officeooo:rsid="00f0da1e" style:font-style-asian="italic" style:font-style-complex="italic"/>
    </style:style>
    <style:style style:name="T25" style:family="text">
      <style:text-properties fo:font-style="italic" officeooo:rsid="00f22f43" style:font-style-asian="italic" style:font-style-complex="italic"/>
    </style:style>
    <style:style style:name="T26" style:family="text">
      <style:text-properties fo:font-style="italic" officeooo:rsid="00f85efa" style:font-style-asian="italic" style:font-style-complex="italic"/>
    </style:style>
    <style:style style:name="T27" style:family="text">
      <style:text-properties fo:font-style="italic" officeooo:rsid="0103cfd0" style:font-style-asian="italic" style:font-style-complex="italic"/>
    </style:style>
    <style:style style:name="T28" style:family="text">
      <style:text-properties fo:font-style="italic" officeooo:rsid="0185876b" style:font-style-asian="italic" style:font-style-complex="italic"/>
    </style:style>
    <style:style style:name="T29" style:family="text">
      <style:text-properties fo:font-style="italic" officeooo:rsid="0186515a" style:font-style-asian="italic" style:font-style-complex="italic"/>
    </style:style>
    <style:style style:name="T30" style:family="text">
      <style:text-properties officeooo:rsid="003796ba"/>
    </style:style>
    <style:style style:name="T31" style:family="text">
      <style:text-properties officeooo:rsid="003b6630"/>
    </style:style>
    <style:style style:name="T32" style:family="text">
      <style:text-properties officeooo:rsid="003ba6d1"/>
    </style:style>
    <style:style style:name="T33" style:family="text">
      <style:text-properties officeooo:rsid="003bf5c7"/>
    </style:style>
    <style:style style:name="T34" style:family="text">
      <style:text-properties officeooo:rsid="00420582"/>
    </style:style>
    <style:style style:name="T35" style:family="text">
      <style:text-properties officeooo:rsid="0045d81c"/>
    </style:style>
    <style:style style:name="T36" style:family="text">
      <style:text-properties officeooo:rsid="00512f45"/>
    </style:style>
    <style:style style:name="T37" style:family="text">
      <style:text-properties officeooo:rsid="00607b60"/>
    </style:style>
    <style:style style:name="T38" style:family="text">
      <style:text-properties officeooo:rsid="00650dff"/>
    </style:style>
    <style:style style:name="T39" style:family="text">
      <style:text-properties officeooo:rsid="00659027"/>
    </style:style>
    <style:style style:name="T40" style:family="text">
      <style:text-properties officeooo:rsid="00691bdd"/>
    </style:style>
    <style:style style:name="T41" style:family="text">
      <style:text-properties fo:font-style="normal" style:font-style-asian="normal" style:font-style-complex="normal"/>
    </style:style>
    <style:style style:name="T42" style:family="text">
      <style:text-properties fo:font-style="normal" officeooo:rsid="00712a0e" style:font-style-asian="normal" style:font-style-complex="normal"/>
    </style:style>
    <style:style style:name="T43" style:family="text">
      <style:text-properties fo:font-style="normal" officeooo:rsid="00de883a" style:font-style-asian="normal" style:font-style-complex="normal"/>
    </style:style>
    <style:style style:name="T44" style:family="text">
      <style:text-properties fo:font-style="normal" officeooo:rsid="00ec76ef" style:font-style-asian="normal" style:font-style-complex="normal"/>
    </style:style>
    <style:style style:name="T45" style:family="text">
      <style:text-properties fo:font-style="normal" officeooo:rsid="00ee2882" style:font-style-asian="normal" style:font-style-complex="normal"/>
    </style:style>
    <style:style style:name="T46" style:family="text">
      <style:text-properties fo:font-style="normal" officeooo:rsid="0103cfd0" style:font-style-asian="normal" style:font-style-complex="normal"/>
    </style:style>
    <style:style style:name="T47" style:family="text">
      <style:text-properties fo:font-style="normal" officeooo:rsid="01048838" style:font-style-asian="normal" style:font-style-complex="normal"/>
    </style:style>
    <style:style style:name="T48" style:family="text">
      <style:text-properties fo:font-style="normal" officeooo:rsid="0105531c" style:font-style-asian="normal" style:font-style-complex="normal"/>
    </style:style>
    <style:style style:name="T49" style:family="text">
      <style:text-properties fo:font-style="normal" officeooo:rsid="0106e372" style:font-style-asian="normal" style:font-style-complex="normal"/>
    </style:style>
    <style:style style:name="T50" style:family="text">
      <style:text-properties fo:font-style="normal" officeooo:rsid="010ea09d" style:font-style-asian="normal" style:font-style-complex="normal"/>
    </style:style>
    <style:style style:name="T51" style:family="text">
      <style:text-properties fo:font-style="normal" officeooo:rsid="010f651a" style:font-style-asian="normal" style:font-style-complex="normal"/>
    </style:style>
    <style:style style:name="T52" style:family="text">
      <style:text-properties fo:font-style="normal" officeooo:rsid="01102ca1" style:font-style-asian="normal" style:font-style-complex="normal"/>
    </style:style>
    <style:style style:name="T53" style:family="text">
      <style:text-properties fo:font-style="normal" officeooo:rsid="01121e35" style:font-style-asian="normal" style:font-style-complex="normal"/>
    </style:style>
    <style:style style:name="T54" style:family="text">
      <style:text-properties fo:font-style="normal" officeooo:rsid="01122b5c" style:font-style-asian="normal" style:font-style-complex="normal"/>
    </style:style>
    <style:style style:name="T55" style:family="text">
      <style:text-properties fo:font-style="normal" officeooo:rsid="0113f2dd" style:font-style-asian="normal" style:font-style-complex="normal"/>
    </style:style>
    <style:style style:name="T56" style:family="text">
      <style:text-properties fo:font-style="normal" officeooo:rsid="01155a42" style:font-style-asian="normal" style:font-style-complex="normal"/>
    </style:style>
    <style:style style:name="T57" style:family="text">
      <style:text-properties fo:font-style="normal" officeooo:rsid="0117f6e9" style:font-style-asian="normal" style:font-style-complex="normal"/>
    </style:style>
    <style:style style:name="T58" style:family="text">
      <style:text-properties fo:font-style="normal" officeooo:rsid="011cb535" style:font-style-asian="normal" style:font-style-complex="normal"/>
    </style:style>
    <style:style style:name="T59" style:family="text">
      <style:text-properties fo:font-style="normal" officeooo:rsid="0124d5d4" style:font-style-asian="normal" style:font-style-complex="normal"/>
    </style:style>
    <style:style style:name="T60" style:family="text">
      <style:text-properties fo:font-style="normal" officeooo:rsid="0125978f" style:font-style-asian="normal" style:font-style-complex="normal"/>
    </style:style>
    <style:style style:name="T61" style:family="text">
      <style:text-properties fo:font-style="normal" officeooo:rsid="01264cf0" style:font-style-asian="normal" style:font-style-complex="normal"/>
    </style:style>
    <style:style style:name="T62" style:family="text">
      <style:text-properties fo:font-style="normal" officeooo:rsid="01280768" style:font-style-asian="normal" style:font-style-complex="normal"/>
    </style:style>
    <style:style style:name="T63" style:family="text">
      <style:text-properties fo:font-style="normal" officeooo:rsid="012acd5b" style:font-style-asian="normal" style:font-style-complex="normal"/>
    </style:style>
    <style:style style:name="T64" style:family="text">
      <style:text-properties fo:font-style="normal" officeooo:rsid="012c5924" style:font-style-asian="normal" style:font-style-complex="normal"/>
    </style:style>
    <style:style style:name="T65" style:family="text">
      <style:text-properties fo:font-style="normal" officeooo:rsid="012c5d94" style:font-style-asian="normal" style:font-style-complex="normal"/>
    </style:style>
    <style:style style:name="T66" style:family="text">
      <style:text-properties fo:font-style="normal" officeooo:rsid="012cafb9" style:font-style-asian="normal" style:font-style-complex="normal"/>
    </style:style>
    <style:style style:name="T67" style:family="text">
      <style:text-properties fo:font-style="normal" officeooo:rsid="012cc5b9" style:font-style-asian="normal" style:font-style-complex="normal"/>
    </style:style>
    <style:style style:name="T68" style:family="text">
      <style:text-properties fo:font-style="normal" officeooo:rsid="012de85c" style:font-style-asian="normal" style:font-style-complex="normal"/>
    </style:style>
    <style:style style:name="T69" style:family="text">
      <style:text-properties fo:font-style="normal" officeooo:rsid="012e7114" style:font-style-asian="normal" style:font-style-complex="normal"/>
    </style:style>
    <style:style style:name="T70" style:family="text">
      <style:text-properties fo:font-style="normal" officeooo:rsid="012f746e" style:font-style-asian="normal" style:font-style-complex="normal"/>
    </style:style>
    <style:style style:name="T71" style:family="text">
      <style:text-properties fo:font-style="normal" officeooo:rsid="01302182" style:font-style-asian="normal" style:font-style-complex="normal"/>
    </style:style>
    <style:style style:name="T72" style:family="text">
      <style:text-properties fo:font-style="normal" officeooo:rsid="0131821b" style:font-style-asian="normal" style:font-style-complex="normal"/>
    </style:style>
    <style:style style:name="T73" style:family="text">
      <style:text-properties fo:font-style="normal" officeooo:rsid="01320ada" style:font-style-asian="normal" style:font-style-complex="normal"/>
    </style:style>
    <style:style style:name="T74" style:family="text">
      <style:text-properties fo:font-style="normal" officeooo:rsid="01343b29" style:font-style-asian="normal" style:font-style-complex="normal"/>
    </style:style>
    <style:style style:name="T75" style:family="text">
      <style:text-properties fo:font-style="normal" officeooo:rsid="01406973" style:font-style-asian="normal" style:font-style-complex="normal"/>
    </style:style>
    <style:style style:name="T76" style:family="text">
      <style:text-properties fo:font-style="normal" officeooo:rsid="01413756" style:font-style-asian="normal" style:font-style-complex="normal"/>
    </style:style>
    <style:style style:name="T77" style:family="text">
      <style:text-properties fo:font-style="normal" officeooo:rsid="0141d2a9" style:font-style-asian="normal" style:font-style-complex="normal"/>
    </style:style>
    <style:style style:name="T78" style:family="text">
      <style:text-properties fo:font-style="normal" officeooo:rsid="0142c14e" style:font-style-asian="normal" style:font-style-complex="normal"/>
    </style:style>
    <style:style style:name="T79" style:family="text">
      <style:text-properties fo:font-style="normal" officeooo:rsid="01456ebe" style:font-style-asian="normal" style:font-style-complex="normal"/>
    </style:style>
    <style:style style:name="T80" style:family="text">
      <style:text-properties fo:font-style="normal" officeooo:rsid="01498b3a" style:font-style-asian="normal" style:font-style-complex="normal"/>
    </style:style>
    <style:style style:name="T81" style:family="text">
      <style:text-properties fo:font-style="normal" officeooo:rsid="014a1668" style:font-style-asian="normal" style:font-style-complex="normal"/>
    </style:style>
    <style:style style:name="T82" style:family="text">
      <style:text-properties fo:font-style="normal" officeooo:rsid="014a5e54" style:font-style-asian="normal" style:font-style-complex="normal"/>
    </style:style>
    <style:style style:name="T83" style:family="text">
      <style:text-properties fo:font-style="normal" officeooo:rsid="014ac819" style:font-style-asian="normal" style:font-style-complex="normal"/>
    </style:style>
    <style:style style:name="T84" style:family="text">
      <style:text-properties fo:font-style="normal" officeooo:rsid="014d50bd" style:font-style-asian="normal" style:font-style-complex="normal"/>
    </style:style>
    <style:style style:name="T85" style:family="text">
      <style:text-properties fo:font-style="normal" officeooo:rsid="014dafc5" style:font-style-asian="normal" style:font-style-complex="normal"/>
    </style:style>
    <style:style style:name="T86" style:family="text">
      <style:text-properties fo:font-style="normal" officeooo:rsid="014f42e9" style:font-style-asian="normal" style:font-style-complex="normal"/>
    </style:style>
    <style:style style:name="T87" style:family="text">
      <style:text-properties fo:font-style="normal" officeooo:rsid="01505ff7" style:font-style-asian="normal" style:font-style-complex="normal"/>
    </style:style>
    <style:style style:name="T88" style:family="text">
      <style:text-properties fo:font-style="normal" officeooo:rsid="01525923" style:font-style-asian="normal" style:font-style-complex="normal"/>
    </style:style>
    <style:style style:name="T89" style:family="text">
      <style:text-properties fo:font-style="normal" officeooo:rsid="0153d3c4" style:font-style-asian="normal" style:font-style-complex="normal"/>
    </style:style>
    <style:style style:name="T90" style:family="text">
      <style:text-properties fo:font-style="normal" officeooo:rsid="0154ea64" style:font-style-asian="normal" style:font-style-complex="normal"/>
    </style:style>
    <style:style style:name="T91" style:family="text">
      <style:text-properties fo:font-style="normal" officeooo:rsid="01554ec1" style:font-style-asian="normal" style:font-style-complex="normal"/>
    </style:style>
    <style:style style:name="T92" style:family="text">
      <style:text-properties fo:font-style="normal" officeooo:rsid="015650ae" style:font-style-asian="normal" style:font-style-complex="normal"/>
    </style:style>
    <style:style style:name="T93" style:family="text">
      <style:text-properties fo:font-style="normal" officeooo:rsid="0157c12f" style:font-style-asian="normal" style:font-style-complex="normal"/>
    </style:style>
    <style:style style:name="T94" style:family="text">
      <style:text-properties fo:font-style="normal" officeooo:rsid="01581e04" style:font-style-asian="normal" style:font-style-complex="normal"/>
    </style:style>
    <style:style style:name="T95" style:family="text">
      <style:text-properties fo:font-style="normal" officeooo:rsid="0158e011" style:font-style-asian="normal" style:font-style-complex="normal"/>
    </style:style>
    <style:style style:name="T96" style:family="text">
      <style:text-properties fo:font-style="normal" officeooo:rsid="015923cf" style:font-style-asian="normal" style:font-style-complex="normal"/>
    </style:style>
    <style:style style:name="T97" style:family="text">
      <style:text-properties fo:font-style="normal" officeooo:rsid="0159dc50" style:font-style-asian="normal" style:font-style-complex="normal"/>
    </style:style>
    <style:style style:name="T98" style:family="text">
      <style:text-properties fo:font-style="normal" officeooo:rsid="015a049c" style:font-style-asian="normal" style:font-style-complex="normal"/>
    </style:style>
    <style:style style:name="T99" style:family="text">
      <style:text-properties fo:font-style="normal" officeooo:rsid="015b0191" style:font-style-asian="normal" style:font-style-complex="normal"/>
    </style:style>
    <style:style style:name="T100" style:family="text">
      <style:text-properties fo:font-style="normal" officeooo:rsid="015cab5b" style:font-style-asian="normal" style:font-style-complex="normal"/>
    </style:style>
    <style:style style:name="T101" style:family="text">
      <style:text-properties fo:font-style="normal" officeooo:rsid="015e7ea5" style:font-style-asian="normal" style:font-style-complex="normal"/>
    </style:style>
    <style:style style:name="T102" style:family="text">
      <style:text-properties fo:font-style="normal" officeooo:rsid="015fa2df" style:font-style-asian="normal" style:font-style-complex="normal"/>
    </style:style>
    <style:style style:name="T103" style:family="text">
      <style:text-properties fo:font-style="normal" officeooo:rsid="01601b8e" style:font-style-asian="normal" style:font-style-complex="normal"/>
    </style:style>
    <style:style style:name="T104" style:family="text">
      <style:text-properties fo:font-style="normal" officeooo:rsid="0161b817" style:font-style-asian="normal" style:font-style-complex="normal"/>
    </style:style>
    <style:style style:name="T105" style:family="text">
      <style:text-properties fo:font-style="normal" officeooo:rsid="01622166" style:font-style-asian="normal" style:font-style-complex="normal"/>
    </style:style>
    <style:style style:name="T106" style:family="text">
      <style:text-properties fo:font-style="normal" officeooo:rsid="0162f6b5" style:font-style-asian="normal" style:font-style-complex="normal"/>
    </style:style>
    <style:style style:name="T107" style:family="text">
      <style:text-properties fo:font-style="normal" officeooo:rsid="01639146" style:font-style-asian="normal" style:font-style-complex="normal"/>
    </style:style>
    <style:style style:name="T108" style:family="text">
      <style:text-properties fo:font-style="normal" officeooo:rsid="0163c42d" style:font-style-asian="normal" style:font-style-complex="normal"/>
    </style:style>
    <style:style style:name="T109" style:family="text">
      <style:text-properties fo:font-style="normal" officeooo:rsid="0165148a" style:font-style-asian="normal" style:font-style-complex="normal"/>
    </style:style>
    <style:style style:name="T110" style:family="text">
      <style:text-properties fo:font-style="normal" officeooo:rsid="01666135" style:font-style-asian="normal" style:font-style-complex="normal"/>
    </style:style>
    <style:style style:name="T111" style:family="text">
      <style:text-properties fo:font-style="normal" officeooo:rsid="01676483" style:font-style-asian="normal" style:font-style-complex="normal"/>
    </style:style>
    <style:style style:name="T112" style:family="text">
      <style:text-properties fo:font-style="normal" officeooo:rsid="01676df8" style:font-style-asian="normal" style:font-style-complex="normal"/>
    </style:style>
    <style:style style:name="T113" style:family="text">
      <style:text-properties fo:font-style="normal" officeooo:rsid="01684d9f" style:font-style-asian="normal" style:font-style-complex="normal"/>
    </style:style>
    <style:style style:name="T114" style:family="text">
      <style:text-properties fo:font-style="normal" officeooo:rsid="016875fd" style:font-style-asian="normal" style:font-style-complex="normal"/>
    </style:style>
    <style:style style:name="T115" style:family="text">
      <style:text-properties fo:font-style="normal" officeooo:rsid="016a69a0" style:font-style-asian="normal" style:font-style-complex="normal"/>
    </style:style>
    <style:style style:name="T116" style:family="text">
      <style:text-properties fo:font-style="normal" officeooo:rsid="016c10e3" style:font-style-asian="normal" style:font-style-complex="normal"/>
    </style:style>
    <style:style style:name="T117" style:family="text">
      <style:text-properties fo:font-style="normal" officeooo:rsid="016d7e6d" style:font-style-asian="normal" style:font-style-complex="normal"/>
    </style:style>
    <style:style style:name="T118" style:family="text">
      <style:text-properties fo:font-style="normal" officeooo:rsid="016db659" style:font-style-asian="normal" style:font-style-complex="normal"/>
    </style:style>
    <style:style style:name="T119" style:family="text">
      <style:text-properties fo:font-style="normal" officeooo:rsid="016deea4" style:font-style-asian="normal" style:font-style-complex="normal"/>
    </style:style>
    <style:style style:name="T120" style:family="text">
      <style:text-properties fo:font-style="normal" officeooo:rsid="016f8245" style:font-style-asian="normal" style:font-style-complex="normal"/>
    </style:style>
    <style:style style:name="T121" style:family="text">
      <style:text-properties fo:font-style="normal" officeooo:rsid="016ff233" style:font-style-asian="normal" style:font-style-complex="normal"/>
    </style:style>
    <style:style style:name="T122" style:family="text">
      <style:text-properties fo:font-style="normal" officeooo:rsid="01700329" style:font-style-asian="normal" style:font-style-complex="normal"/>
    </style:style>
    <style:style style:name="T123" style:family="text">
      <style:text-properties fo:font-style="normal" officeooo:rsid="01707da5" style:font-style-asian="normal" style:font-style-complex="normal"/>
    </style:style>
    <style:style style:name="T124" style:family="text">
      <style:text-properties fo:font-style="normal" officeooo:rsid="0171a296" style:font-style-asian="normal" style:font-style-complex="normal"/>
    </style:style>
    <style:style style:name="T125" style:family="text">
      <style:text-properties fo:font-style="normal" officeooo:rsid="01729511" style:font-style-asian="normal" style:font-style-complex="normal"/>
    </style:style>
    <style:style style:name="T126" style:family="text">
      <style:text-properties fo:font-style="normal" officeooo:rsid="0172bb12" style:font-style-asian="normal" style:font-style-complex="normal"/>
    </style:style>
    <style:style style:name="T127" style:family="text">
      <style:text-properties fo:font-style="normal" officeooo:rsid="01738d63" style:font-style-asian="normal" style:font-style-complex="normal"/>
    </style:style>
    <style:style style:name="T128" style:family="text">
      <style:text-properties fo:font-style="normal" officeooo:rsid="01750f69" style:font-style-asian="normal" style:font-style-complex="normal"/>
    </style:style>
    <style:style style:name="T129" style:family="text">
      <style:text-properties fo:font-style="normal" officeooo:rsid="017639d3" style:font-style-asian="normal" style:font-style-complex="normal"/>
    </style:style>
    <style:style style:name="T130" style:family="text">
      <style:text-properties fo:font-style="normal" officeooo:rsid="0177dd2b" style:font-style-asian="normal" style:font-style-complex="normal"/>
    </style:style>
    <style:style style:name="T131" style:family="text">
      <style:text-properties fo:font-style="normal" officeooo:rsid="01793292" style:font-style-asian="normal" style:font-style-complex="normal"/>
    </style:style>
    <style:style style:name="T132" style:family="text">
      <style:text-properties fo:font-style="normal" officeooo:rsid="017aa762" style:font-style-asian="normal" style:font-style-complex="normal"/>
    </style:style>
    <style:style style:name="T133" style:family="text">
      <style:text-properties fo:font-style="normal" officeooo:rsid="017c9709" style:font-style-asian="normal" style:font-style-complex="normal"/>
    </style:style>
    <style:style style:name="T134" style:family="text">
      <style:text-properties fo:font-style="normal" officeooo:rsid="017e21e9" style:font-style-asian="normal" style:font-style-complex="normal"/>
    </style:style>
    <style:style style:name="T135" style:family="text">
      <style:text-properties fo:font-style="normal" officeooo:rsid="017eae57" style:font-style-asian="normal" style:font-style-complex="normal"/>
    </style:style>
    <style:style style:name="T136" style:family="text">
      <style:text-properties fo:font-style="normal" officeooo:rsid="01809bf4" style:font-style-asian="normal" style:font-style-complex="normal"/>
    </style:style>
    <style:style style:name="T137" style:family="text">
      <style:text-properties fo:font-style="normal" officeooo:rsid="0181bb50" style:font-style-asian="normal" style:font-style-complex="normal"/>
    </style:style>
    <style:style style:name="T138" style:family="text">
      <style:text-properties fo:font-style="normal" officeooo:rsid="01831467" style:font-style-asian="normal" style:font-style-complex="normal"/>
    </style:style>
    <style:style style:name="T139" style:family="text">
      <style:text-properties fo:font-style="normal" officeooo:rsid="018568e2" style:font-style-asian="normal" style:font-style-complex="normal"/>
    </style:style>
    <style:style style:name="T140" style:family="text">
      <style:text-properties fo:font-style="normal" officeooo:rsid="0185876b" style:font-style-asian="normal" style:font-style-complex="normal"/>
    </style:style>
    <style:style style:name="T141" style:family="text">
      <style:text-properties officeooo:rsid="00c72c0a"/>
    </style:style>
    <style:style style:name="T142" style:family="text">
      <style:text-properties officeooo:rsid="00cb1043"/>
    </style:style>
    <style:style style:name="T143" style:family="text">
      <style:text-properties officeooo:rsid="00d7d285"/>
    </style:style>
    <style:style style:name="T144" style:family="text">
      <style:text-properties officeooo:rsid="00e713ca"/>
    </style:style>
    <style:style style:name="T145" style:family="text">
      <style:text-properties officeooo:rsid="00e86b3a"/>
    </style:style>
    <style:style style:name="T146" style:family="text">
      <style:text-properties officeooo:rsid="00ef1a30"/>
    </style:style>
    <style:style style:name="T147" style:family="text">
      <style:text-properties officeooo:rsid="00f566c5"/>
    </style:style>
    <style:style style:name="T148" style:family="text">
      <style:text-properties officeooo:rsid="00f69337"/>
    </style:style>
    <style:style style:name="T149" style:family="text">
      <style:text-properties officeooo:rsid="00f85efa"/>
    </style:style>
    <style:style style:name="T150" style:family="text">
      <style:text-properties officeooo:rsid="00fb11f1"/>
    </style:style>
    <style:style style:name="T151" style:family="text">
      <style:text-properties officeooo:rsid="00fda7b9"/>
    </style:style>
    <style:style style:name="T152" style:family="text">
      <style:text-properties officeooo:rsid="00ff88f0"/>
    </style:style>
    <style:style style:name="T153" style:family="text">
      <style:text-properties officeooo:rsid="0101ae22"/>
    </style:style>
    <style:style style:name="T154" style:family="text">
      <style:text-properties officeooo:rsid="0145eeb3"/>
    </style:style>
    <style:style style:name="T155" style:family="text">
      <style:text-properties officeooo:rsid="0186515a"/>
    </style:style>
    <style:style style:name="T156" style:family="text">
      <style:text-properties officeooo:rsid="018801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2">Chapter 1</text:h>
      <text:p text:style-name="P1"><text:tab/>“<text:span text:style-name="T1">The summoning is complete.”</text:span></text:p>
      <text:p text:style-name="P1"><text:tab/><text:span text:style-name="T1">That was not the kind of wake up call I was expecting. Half a dozen robed people, mages I assume, circled me and three others. We were in a stone room lit with torches and only decorated by the intricate glowing runes on the floor. The robed summoners began filing out while my 5 fellows were looking around trying to understand what was happening. This might be the first time I’ve been kidnapped in a group.</text:span></text:p>
      <text:p text:style-name="P1"><text:tab/><text:span text:style-name="T2">I was more concerned with checking my body though. Two arms, two legs, ten fingers and toes. A lovely sundress and the body of a cute asian girl in her mid 20’s. Everything was familiar, but it was also wrong except for the white hair hanging down to my shoulders. This was not the body I was sleeping in, it was the one I use to pass for a human. Even worse, I have the suspicion that I can’t change forms but I dearly hope that’s just my imagination.</text:span></text:p>
      <text:p text:style-name="P1"><text:tab/>“<text:span text:style-name="T3">What is going on? Where are we?” asked the only male member of our group. I sidle up behind him and make sure he’s between me and the remaining mage. If he’s willing to take the lead, I’m willing to let him be my shield.</text:span></text:p>
      <text:p text:style-name="P1"><text:tab/>“<text:span text:style-name="T4">Your questions will be answered in time, heroes.” replied the mage before gesturing for us to follow, “If you will follow me I will show you to your accommodations.” He dodged every question posed to us as we followed him through cramped dark passages until we reached a pair of double doors with guards in plate mail on either side. Our accommodations turned out to be a large suite with more than enough bedrooms for each of us and a common area. Not terrible, but it falls short of modern standards by several centuries.</text:span></text:p>
      <text:p text:style-name="P1"><text:tab/><text:span text:style-name="T5">While my companions get to know each other, I look through the bookcase. I doubt any of the books are trustworthy, but the choice of books itself can tell me a lot about our captors. Most of them seem to be about history and heroes, but none them are written in a language I know. </text:span><text:span text:style-name="T7">Why can I still read them? Did they know I would be able to read them?</text:span></text:p>
      <text:p text:style-name="P2"><text:tab/>“<text:span text:style-name="T30">Anything interesting?” asked the man from my side. I didn’t even notice him approach and have to force down my instinct to jump away. Another thing to add to my growing list of worries.</text:span></text:p>
      <text:p text:style-name="P2"><text:tab/>“<text:span text:style-name="T31">What is the title of this book?” I asked of the book in my hand.</text:span></text:p>
      <text:p text:style-name="P2"><text:tab/>“’<text:span text:style-name="T8">The History of </text:span><text:span text:style-name="T11">the </text:span><text:span text:style-name="T12">Barotis</text:span><text:span text:style-name="T11"> Empire</text:span><text:span text:style-name="T8">.’ </text:span><text:span text:style-name="T32">Why?”</text:span></text:p>
      <text:p text:style-name="P2"><text:tab/>“<text:span text:style-name="T33">It’s not written in English, but for some reason we can still read it.” I stared at the book before realizing the situation. I need allies. “I’m sorry, this situation has me a little rattled. I’m Kim.”</text:span></text:p>
      <text:p text:style-name="P2"><text:tab/>“<text:span text:style-name="T34">You can call me Tom.” he extends his hand and smiles, “I’m confident we can get through this together.” I paste a smile on my face and shake his hand. </text:span><text:span text:style-name="T9">Yeah, good luck with that confidence.</text:span><text:span text:style-name="T35"> The two women, Megan and Alex, were also far less worried than they should be. </text:span><text:span text:style-name="T9">I can already feel </text:span><text:span text:style-name="T10">my eye twitching.</text:span></text:p>
      <text:p text:style-name="P2"><text:soft-page-break/><text:span text:style-name="T10"><text:tab/></text:span><text:span text:style-name="T36">Our wait ended far quicker than it felt like with a knock on the door. Tom answered and ushered in a steward. “I hope the accommodations are to your liking, heroes.” he states, “I’m sure you have many question. Please allow me to explain first as it may provide many of the answers you seek.” He sighs and with a frown launches into a heart wrenching tale of a kingdom besieged by monsters and their struggle to survive. As a means of survival they developed a means to summon heroes from another world and have been doing so for centuries just to hold back the tides. </text:span><text:span text:style-name="T13">Apparently, we are the latest victims, </text:span><text:span text:style-name="T14">but my companions have bought the story.</text:span></text:p>
      <text:p text:style-name="P4"><text:tab/>“Why do you summon people from another world? Wouldn’t people from this world be more prepared?” I ask with curiosity.</text:p>
      <text:p text:style-name="P2"><text:tab/>“<text:span text:style-name="T37">That is true but heroes are able to gain levels and skill quickly. You will quickly exceed the strength of anyone from this world.”</text:span></text:p>
      <text:p text:style-name="P2"><text:tab/>“<text:span text:style-name="T38">What are levels?” asked Alex.</text:span></text:p>
      <text:p text:style-name="P2"><text:tab/>“<text:span text:style-name="T39">They are a measure of power and part of the natural order of the world. As I understand it, summoned heroes are from a world without a system. I assume that’s true of yourselves as well.” the steward explains, “If you would, please say the word ‘status’ with the intent to receive information about yourself.”</text:span></text:p>
      <text:p text:style-name="P2"><text:tab/><text:span text:style-name="T40">First Tom, then Alex and finally Megan follow the man’s instructions only to get surprised by something. I follow suit and am surprised as well when a floating screen on information appears before m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Name</text:p>
          </table:table-cell>
          <table:table-cell table:style-name="Table1.A1" office:value-type="string">
            <text:p text:style-name="P9">Akemi Kobayashi</text:p>
          </table:table-cell>
          <table:table-cell table:style-name="Table1.A1" office:value-type="string">
            <text:p text:style-name="P11">Level</text:p>
          </table:table-cell>
          <table:table-cell table:style-name="Table1.D1" office:value-type="string">
            <text:p text:style-name="P11">1</text:p>
          </table:table-cell>
        </table:table-row>
        <table:table-row>
          <table:table-cell table:style-name="Table1.A2" office:value-type="string">
            <text:p text:style-name="P11">Title</text:p>
          </table:table-cell>
          <table:table-cell table:style-name="Table1.A2" office:value-type="string">
            <text:p text:style-name="P17">Summoned Hero</text:p>
          </table:table-cell>
          <table:table-cell table:style-name="Table1.A2" office:value-type="string">
            <text:p text:style-name="P11">Class</text:p>
          </table:table-cell>
          <table:table-cell table:style-name="Table1.D2" office:value-type="string">
            <text:p text:style-name="P11">None</text:p>
          </table:table-cell>
        </table:table-row>
        <table:table-row>
          <table:table-cell table:style-name="Table1.D2" table:number-columns-spanned="4" office:value-type="string">
            <text:p text:style-name="P11"/>
          </table:table-cell>
          <table:covered-table-cell/>
          <table:covered-table-cell/>
          <table:covered-table-cell/>
        </table:table-row>
        <table:table-row>
          <table:table-cell table:style-name="Table1.A2" office:value-type="string">
            <text:p text:style-name="P13">Vitality</text:p>
          </table:table-cell>
          <table:table-cell table:style-name="Table1.A2" office:value-type="string">
            <text:p text:style-name="P13">10</text:p>
          </table:table-cell>
          <table:table-cell table:style-name="Table1.A2" office:value-type="string">
            <text:p text:style-name="P13">Endurance</text:p>
          </table:table-cell>
          <table:table-cell table:style-name="Table1.D2" office:value-type="string">
            <text:p text:style-name="P13">10</text:p>
          </table:table-cell>
        </table:table-row>
        <table:table-row>
          <table:table-cell table:style-name="Table1.A2" office:value-type="string">
            <text:p text:style-name="P13">Strength</text:p>
          </table:table-cell>
          <table:table-cell table:style-name="Table1.A2" office:value-type="string">
            <text:p text:style-name="P13">10</text:p>
          </table:table-cell>
          <table:table-cell table:style-name="Table1.A2" office:value-type="string">
            <text:p text:style-name="P13">Dexterity</text:p>
          </table:table-cell>
          <table:table-cell table:style-name="Table1.D2" office:value-type="string">
            <text:p text:style-name="P13">10</text:p>
          </table:table-cell>
        </table:table-row>
        <table:table-row>
          <table:table-cell table:style-name="Table1.A2" office:value-type="string">
            <text:p text:style-name="P21">Wi<text:span text:style-name="T146">llpower</text:span></text:p>
          </table:table-cell>
          <table:table-cell table:style-name="Table1.A2" office:value-type="string">
            <text:p text:style-name="P13">1<text:span text:style-name="T146">0</text:span></text:p>
          </table:table-cell>
          <table:table-cell table:style-name="Table1.A2" office:value-type="string">
            <text:p text:style-name="P21">Intelligence</text:p>
          </table:table-cell>
          <table:table-cell table:style-name="Table1.D2" office:value-type="string">
            <text:p text:style-name="P13">10</text:p>
          </table:table-cell>
        </table:table-row>
        <table:table-row>
          <table:table-cell table:style-name="Table1.D2" table:number-columns-spanned="4" office:value-type="string">
            <text:p text:style-name="P13"/>
          </table:table-cell>
          <table:covered-table-cell/>
          <table:covered-table-cell/>
          <table:covered-table-cell/>
        </table:table-row>
        <table:table-row>
          <table:table-cell table:style-name="Table1.A2" office:value-type="string">
            <text:p text:style-name="P15">Skills</text:p>
          </table:table-cell>
          <table:table-cell table:style-name="Table1.D2" table:number-columns-spanned="3" office:value-type="string">
            <text:p text:style-name="P19">[Universal Translator]</text:p>
          </table:table-cell>
          <table:covered-table-cell/>
          <table:covered-table-cell/>
        </table:table-row>
        <table:table-row>
          <table:table-cell table:style-name="Table1.A2" office:value-type="string">
            <text:p text:style-name="P15">Effects</text:p>
          </table:table-cell>
          <table:table-cell table:style-name="Table1.D2" table:number-columns-spanned="3" office:value-type="string">
            <text:p text:style-name="P15">[Blessing of Hecate]</text:p>
          </table:table-cell>
          <table:covered-table-cell/>
          <table:covered-table-cell/>
        </table:table-row>
      </table:table>
      <text:p text:style-name="P2"/>
      <text:p text:style-name="P6"><text:span text:style-name="T41"><text:tab/></text:span><text:span text:style-name="T15">What is this? What am I looking at? </text:span><text:span text:style-name="T42">While the I was curious about the entire thing, the [Blessing of Hecate] had most of my attention. Hecate was one humanity’s ancient goddesses that I had the luck to run into after getting banished nearly a century ago. I have yet to decide whether it was good luck or bad meeting her. She helped me return to Earth but also forced me into her service. It would be great if I had more information on this blessing and the system.</text:span></text:p>
      <text:p text:style-name="Skills">[Blessing of Hecate]</text:p>
      <text:p text:style-name="P24"><text:soft-page-break/>Good job, Kim! You’ve taken your first step on a new adventure! The world you are now in had been stealing people from so I snuck you into the latest batch to investigate. It’s a fascinating artificial world with record keeping system governing the entire thing. <text:span text:style-name="T141">Your shape shifting wouldn’t have fooled it so I made you a prosthetic body. If it gets destroyed your true body should just pop out, but I recommend you use it to get a better idea of what the system does first.</text:span></text:p>
      <text:p text:style-name="P25">Love,</text:p>
      <text:p text:style-name="P25">Kate</text:p>
      <text:p text:style-name="Text_20_body"><text:tab/><text:span text:style-name="T142">Despite my annoyance, I could feel the tension leaving my body. The fact that my kidnappers weren’t responsible for my current weakness was a great relief. Biding my time was a simple matter than I thought and the novelty of this situation intrigued me. I paid no more attention to the steward or the questions asked of him until he invited us to dinner.</text:span></text:p>
      <text:p text:style-name="Text_20_body"><text:tab/><text:span text:style-name="T143">The food was plain but the drink was good. We were seated with a few other people that had a high social standing but not quite nobility. They were introduced but with the new body I lost my previous alcohol tolerance. Most of the details were lost to the wine including the events that led to me laying with Tom. For whatever reason I still don’t need to sleep and get to feel the coming hangover as it forms.</text:span></text:p>
      <text:p text:style-name="Text_20_body"><text:tab/><text:span text:style-name="T6">“</text:span><text:span text:style-name="T16">You have gained the skill [</text:span><text:span text:style-name="T26">L</text:span><text:span text:style-name="T16">ovemaking]!”</text:span></text:p>
      <text:p text:style-name="Text_20_body"><text:span text:style-name="T43"><text:tab/></text:span><text:span text:style-name="T16">Right, the system keeps records… of everything…</text:span><text:span text:style-name="T17"> I guess it’s a compliment?</text:span></text:p>
      <text:p text:style-name="P26">[<text:span text:style-name="T149">Lo</text:span>vemaking]</text:p>
      <text:p text:style-name="P27">Sex for you is more than just a physical act. Through physical intimacy you can create a emotional connection allowing you to drive you and your partner to the heights of pleasure.</text:p>
      <text:p text:style-name="Text_20_body"><text:tab/><text:span text:style-name="T18">Does skills actually have an effect? That seems to be the implication. Wait, I had another skill to check…</text:span></text:p>
      <text:p text:style-name="Skills"><text:tab/><text:span text:style-name="T144">[Universal Translator]</text:span></text:p>
      <text:p text:style-name="P28">Spoken or written, you can understand the meaning behind words of any language in the world. <text:span text:style-name="T145">Listeners will hear your words in their native language.</text:span></text:p>
      <text:p text:style-name="Text_20_body"><text:tab/><text:span text:style-name="T19">So that’s why I could read those books. </text:span><text:span text:style-name="T20">I don’t know what to think about being able to do things without understanding what how I’m doing them. </text:span><text:span text:style-name="T21">Ugh, this headache isn’t helping either. </text:span><text:span text:style-name="T44">My breathing steadied and I pushed past the pain to clear my mind. </text:span><text:span text:style-name="T45">I meditated for maybe a minute before getting interrupted.</text:span></text:p>
      <text:p text:style-name="Text_20_body"><text:span text:style-name="T45"><text:tab/></text:span><text:span text:style-name="T22">“You have gained the skill [Meditation]!”</text:span></text:p>
      <text:p text:style-name="Text_20_body"><text:span text:style-name="T22"><text:tab/>“You have gained the skill [Pain </text:span><text:span text:style-name="T23">Suppression</text:span><text:span text:style-name="T22">]!”</text:span></text:p>
      <text:p text:style-name="Text_20_body"><text:soft-page-break/><text:span text:style-name="T22"><text:tab/>“</text:span><text:span text:style-name="T24">Your base Willpower has increased by 1!”</text:span></text:p>
      <text:p text:style-name="Text_20_body"><text:span text:style-name="T24"><text:tab/></text:span><text:span text:style-name="T25">Yes, thank you for updating me on things I already know…</text:span></text:p>
      <text:p text:style-name="P29">[Meditation]</text:p>
      <text:p text:style-name="P30">You can enter a state of calm focus at will. This state boost<text:span text:style-name="T147">s</text:span> Willpower and Intelligence by 20%.</text:p>
      <text:p text:style-name="Text_20_body"/>
      <text:p text:style-name="P31">[Pain Suppression]</text:p>
      <text:p text:style-name="P31">Through an act of will, you can reduce the amount of pain you feel. This also passively makes pain less distracting.</text:p>
      <text:p text:style-name="Text_20_body"/>
      <text:p text:style-name="P3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Name</text:p>
          </table:table-cell>
          <table:table-cell table:style-name="Table2.A1" office:value-type="string">
            <text:p text:style-name="P10">Akemi Kobayashi</text:p>
          </table:table-cell>
          <table:table-cell table:style-name="Table2.A1" office:value-type="string">
            <text:p text:style-name="P12">Level</text:p>
          </table:table-cell>
          <table:table-cell table:style-name="Table2.D1" office:value-type="string">
            <text:p text:style-name="P12">1</text:p>
          </table:table-cell>
        </table:table-row>
        <table:table-row>
          <table:table-cell table:style-name="Table2.A2" office:value-type="string">
            <text:p text:style-name="P12">Title</text:p>
          </table:table-cell>
          <table:table-cell table:style-name="Table2.A2" office:value-type="string">
            <text:p text:style-name="P18">Summoned Hero</text:p>
          </table:table-cell>
          <table:table-cell table:style-name="Table2.A2" office:value-type="string">
            <text:p text:style-name="P12">Class</text:p>
          </table:table-cell>
          <table:table-cell table:style-name="Table2.D2" office:value-type="string">
            <text:p text:style-name="P12">None</text:p>
          </table:table-cell>
        </table:table-row>
        <table:table-row>
          <table:table-cell table:style-name="Table2.D2" table:number-columns-spanned="4" office:value-type="string">
            <text:p text:style-name="P12"/>
          </table:table-cell>
          <table:covered-table-cell/>
          <table:covered-table-cell/>
          <table:covered-table-cell/>
        </table:table-row>
        <table:table-row>
          <table:table-cell table:style-name="Table2.D2" table:number-columns-spanned="4" office:value-type="string">
            <text:p text:style-name="P23">Attributes</text:p>
          </table:table-cell>
          <table:covered-table-cell/>
          <table:covered-table-cell/>
          <table:covered-table-cell/>
        </table:table-row>
        <table:table-row>
          <table:table-cell table:style-name="Table2.A2" office:value-type="string">
            <text:p text:style-name="P14">Vitality</text:p>
          </table:table-cell>
          <table:table-cell table:style-name="Table2.A2" office:value-type="string">
            <text:p text:style-name="P14">10</text:p>
          </table:table-cell>
          <table:table-cell table:style-name="Table2.A2" office:value-type="string">
            <text:p text:style-name="P14">Endurance</text:p>
          </table:table-cell>
          <table:table-cell table:style-name="Table2.D2" office:value-type="string">
            <text:p text:style-name="P14">10</text:p>
          </table:table-cell>
        </table:table-row>
        <table:table-row>
          <table:table-cell table:style-name="Table2.A2" office:value-type="string">
            <text:p text:style-name="P14">Strength</text:p>
          </table:table-cell>
          <table:table-cell table:style-name="Table2.A2" office:value-type="string">
            <text:p text:style-name="P14">10</text:p>
          </table:table-cell>
          <table:table-cell table:style-name="Table2.A2" office:value-type="string">
            <text:p text:style-name="P14">Dexterity</text:p>
          </table:table-cell>
          <table:table-cell table:style-name="Table2.D2" office:value-type="string">
            <text:p text:style-name="P14">10</text:p>
          </table:table-cell>
        </table:table-row>
        <table:table-row>
          <table:table-cell table:style-name="Table2.A2" office:value-type="string">
            <text:p text:style-name="P22">Wi<text:span text:style-name="T146">llpower</text:span></text:p>
          </table:table-cell>
          <table:table-cell table:style-name="Table2.A2" office:value-type="string">
            <text:p text:style-name="P14"><text:span text:style-name="T151">13 = (</text:span>1<text:span text:style-name="T148">1) x 1.2</text:span></text:p>
          </table:table-cell>
          <table:table-cell table:style-name="Table2.A2" office:value-type="string">
            <text:p text:style-name="P22">Intelligence</text:p>
          </table:table-cell>
          <table:table-cell table:style-name="Table2.D2" office:value-type="string">
            <text:p text:style-name="P14"><text:span text:style-name="T152">12 = (</text:span>10<text:span text:style-name="T152">) x 1.2</text:span></text:p>
          </table:table-cell>
        </table:table-row>
        <table:table-row>
          <table:table-cell table:style-name="Table2.D2" table:number-columns-spanned="4" office:value-type="string">
            <text:p text:style-name="P14"/>
          </table:table-cell>
          <table:covered-table-cell/>
          <table:covered-table-cell/>
          <table:covered-table-cell/>
        </table:table-row>
        <table:table-row>
          <table:table-cell table:style-name="Table2.A2" office:value-type="string">
            <text:p text:style-name="P16">Skills</text:p>
          </table:table-cell>
          <table:table-cell table:style-name="Table2.D2" table:number-columns-spanned="3" office:value-type="string">
            <text:p text:style-name="P20"><text:span text:style-name="T149">[Lovemaking] [Meditation] [Pain Suppression] </text:span>[Universal Translator]</text:p>
          </table:table-cell>
          <table:covered-table-cell/>
          <table:covered-table-cell/>
        </table:table-row>
        <table:table-row>
          <table:table-cell table:style-name="Table2.A2" office:value-type="string">
            <text:p text:style-name="P16">Effects</text:p>
          </table:table-cell>
          <table:table-cell table:style-name="Table2.D2" table:number-columns-spanned="3" office:value-type="string">
            <text:p text:style-name="P16">[Blessing of Hecate] <text:span text:style-name="T150">[Pain Resistance] [Meditative State]</text:span></text:p>
          </table:table-cell>
          <table:covered-table-cell/>
          <table:covered-table-cell/>
        </table:table-row>
      </table:table>
      <text:p text:style-name="P3"/>
      <text:h text:style-name="P40" text:outline-level="1">Chapter 2</text:h>
      <text:p text:style-name="P7"><text:tab/><text:span text:style-name="T153">My eyes opened when I heard movement on the other side of the door. Rolling out of bed and avoiding the table in the dim light of the torch embers, I made my way out of the bedroom. Alex was seated in the common area. She watched me contort myself under the faucet in the sink so the water poured into my mouth. </text:span><text:span text:style-name="T27">Ugh, I remember being more flexible than this. This new body sucks and I bet it has noodle arms too.</text:span></text:p>
      <text:p text:style-name="P7"><text:span text:style-name="T27"><text:tab/></text:span><text:span text:style-name="T46">“</text:span><text:span text:style-name="T47">There are cups, you know?” Alex said.</text:span></text:p>
      <text:p text:style-name="P7"><text:span text:style-name="T47"><text:tab/></text:span><text:span text:style-name="T48">I shrug, “I plea hungover.”</text:span></text:p>
      <text:p text:style-name="P7"><text:span text:style-name="T48"><text:tab/>“</text:span><text:span text:style-name="T49">You partied too hard.”</text:span></text:p>
      <text:p text:style-name="P7"><text:span text:style-name="T49"><text:tab/></text:span><text:span text:style-name="T50">I shrug, “</text:span><text:span text:style-name="T51">I </text:span><text:span text:style-name="T52">guess, </text:span><text:span text:style-name="T53">but you might as well take enjoy where you can find it</text:span><text:span text:style-name="T50">. </text:span><text:span text:style-name="T54">How did you find the first day in a new world?</text:span><text:span text:style-name="T50">”</text:span></text:p>
      <text:p text:style-name="P7"><text:span text:style-name="T50"><text:tab/></text:span><text:span text:style-name="T55">Alex hesitated with a frown, “Do you really think this is a different world? </text:span><text:span text:style-name="T56">I half expected to wake up and find myself back at home. </text:span><text:span text:style-name="T57">Now, I just don’t know what to think.</text:span><text:span text:style-name="T56">”</text:span></text:p>
      <text:p text:style-name="P7"><text:span text:style-name="T56"><text:tab/>“</text:span><text:span text:style-name="T59">I do, but you might as well not worry about that.</text:span><text:span text:style-name="T58">” </text:span><text:span text:style-name="T59">I chuckled at the scowl she sent me, “</text:span><text:span text:style-name="T60">I’m not saying there’s nothing to worry about, I’m saying we don’t know what to worry about yet. </text:span><text:span text:style-name="T61">Being cautious is good but you need to realize when you’</text:span><text:span text:style-name="T62">re</text:span><text:span text:style-name="T61"> just running in circles.”</text:span></text:p>
      <text:p text:style-name="P7"><text:span text:style-name="T61"><text:tab/></text:span><text:span text:style-name="T63">While Alex considered my words, Tom emerged and made his way to the table looking like a man walking to his doom. “</text:span><text:span text:style-name="T64">Uh, Tom is something wrong?” Alex asked, “Aside from not being on Earth.”</text:span></text:p>
      <text:p text:style-name="P7"><text:span text:style-name="T64"><text:tab/></text:span><text:span text:style-name="T65">The man stopped his </text:span><text:span text:style-name="T66">fidgeting</text:span><text:span text:style-name="T65"> and cried, “I was drunk!”</text:span></text:p>
      <text:p text:style-name="P7"><text:span text:style-name="T65"><text:tab/>“</text:span><text:span text:style-name="T66">You weren’t the only one.”</text:span></text:p>
      <text:p text:style-name="P7"><text:span text:style-name="T66"><text:tab/>“</text:span><text:span text:style-name="T67">I know! </text:span><text:span text:style-name="T79">I took advantage of Kim</text:span><text:span text:style-name="T67">!”</text:span></text:p>
      <text:p text:style-name="P5"><text:tab/>I blink, “<text:span text:style-name="T154">What do you mean take advantage?</text:span>”</text:p>
      <text:p text:style-name="P7"><text:span text:style-name="T67"><text:tab/>“</text:span><text:span text:style-name="T68">You slept with him!?” Alex shouted, </text:span><text:span text:style-name="T69">drawing Megan out of her room.</text:span></text:p>
      <text:p text:style-name="P7"><text:span text:style-name="T69"><text:tab/>“</text:span><text:span text:style-name="T70">What’s with all the shouting?” Megan asked trying to blink the sleep out of her eyes. </text:span><text:span text:style-name="T71">After Alex filled her in she added, “</text:span><text:span text:style-name="T72">Why am I not surprised </text:span><text:span text:style-name="T73">you are already creating drama</text:span><text:span text:style-name="T72">? </text:span><text:span text:style-name="T74">Tom, don’t worry. She’s just a </text:span><text:span text:style-name="T75">slut</text:span><text:span text:style-name="T74">.</text:span><text:span text:style-name="T72">”</text:span></text:p>
      <text:p text:style-name="P8"><text:span text:style-name="T72"><text:tab/>“</text:span><text:span text:style-name="T76">Aren’t you a piece of work.” I </text:span><text:span text:style-name="T77">said</text:span><text:span text:style-name="T76">.</text:span></text:p>
      <text:p text:style-name="P8"><text:span text:style-name="T76"><text:tab/></text:span><text:span text:style-name="T78">Soon enough the steward returned to bring us to breakfast. </text:span><text:span text:style-name="T80">The meal was much quieter than last night and soon we were off to our hero orientation. </text:span><text:span text:style-name="T81">The courtyard we were brought to was </text:span><text:span text:style-name="T83">almost </text:span><text:span text:style-name="T81">empty but the used training dummies and racks of wooden weapons made me think was no</text:span><text:span text:style-name="T82">t</text:span><text:span text:style-name="T81"> the usual case.</text:span></text:p>
      <text:p text:style-name="P8"><text:soft-page-break/><text:span text:style-name="T81"><text:tab/>“</text:span><text:span text:style-name="T84">Good, the heroes are here!” shouted the only other occupant of the yard, “</text:span><text:span text:style-name="T85">I am Randel </text:span><text:span text:style-name="T86">and I will be handling your training. Today though, we will be covering some basic information. </text:span><text:span text:style-name="T87">You will have to wait till tomorrow for before we get to the fun part</text:span><text:span text:style-name="T86">.”</text:span></text:p>
      <text:p text:style-name="P8"><text:span text:style-name="T86"><text:tab/></text:span><text:span text:style-name="T88">A much needed lecture followed on the details of </text:span><text:span text:style-name="T89">our</text:span><text:span text:style-name="T88"> status screen. </text:span><text:span text:style-name="T91">The gist was that s</text:span><text:span text:style-name="T90">kills dictated what we could do and the attributes dictated how well we could do it. </text:span><text:span text:style-name="T92">Skills would be granted after demonstrating the capability to use them </text:span><text:span text:style-name="T93">which I already knew. </text:span><text:span text:style-name="T94">The more important part was that these skills would actually make the action easier to perform in the future as sort of muscle memory. Even if the action doesn’t use muscles.</text:span></text:p>
      <text:p text:style-name="P8"><text:span text:style-name="T94"><text:tab/></text:span><text:span text:style-name="T95">The attributes were as expected for the most part. Vitality was a measure of life force and how well a person could resist injury. Endurance determined how well the body could handle stress</text:span><text:span text:style-name="T96">. </text:span><text:span text:style-name="T97">It actually covered fatigue, poison and disease plus the mental stresses of using magic.</text:span><text:span text:style-name="T95"> Strength w</text:span><text:span text:style-name="T98">as the raw physical power a person could put out. Dexterity measured the precision a person could control their movement with. </text:span><text:span text:style-name="T99">Willpower represented the strength of the mind and the magical force one could apply. </text:span><text:span text:style-name="T100">Intelligence controlled the speed of thought and </text:span><text:span text:style-name="T101">efficiency</text:span><text:span text:style-name="T100"> of magical. </text:span><text:span text:style-name="T101">It was also crucial for perception.</text:span></text:p>
      <text:p text:style-name="P8"><text:span text:style-name="T101"><text:tab/></text:span><text:span text:style-name="T102">The part of the lecture that gave me to most to consider was classes. Honestly, I hadn’t even paid attention to it, but they turned out to be the most powerful </text:span><text:span text:style-name="T103">single p</text:span><text:span text:style-name="T102">art of this system. </text:span><text:span text:style-name="T104">They provided benefits that scaled with level, usually a percentage increase to attributes. </text:span><text:span text:style-name="T105">Classes would then upgrade as set level thresholds, the first being level 10. </text:span><text:span text:style-name="T106">Normally, everyone got the starting class of their mother when they were born, but heroes </text:span><text:span text:style-name="T107">got to choose one of the starting classes themselves. </text:span><text:span text:style-name="T108">[Fighter] for those that fought through physical means, [Mage] for those that used magic, and [Worker] for those that tried to avoid fighting.</text:span></text:p>
      <text:p text:style-name="P35"><text:span text:style-name="T108"><text:tab/></text:span><text:span text:style-name="T109">The obvious choice for me should be [Mage]. As a kitsune I was already a practiced user of both fire and illusion magic </text:span><text:span text:style-name="T110">even if my status screen didn’t reflect that. </text:span><text:span text:style-name="T111">I choose [</text:span><text:span text:style-name="T131">Fighter</text:span><text:span text:style-name="T111">] instead. </text:span><text:span text:style-name="T112">My skills with magic would be an ace up my sleeve. </text:span><text:span text:style-name="T113">Besides, the novelty appealed to me.</text:span></text:p>
      <text:p text:style-name="P36"><text:span text:style-name="T113"><text:tab/>“</text:span><text:span text:style-name="T114">Now that the lecture’s done and you made your choices let’s get you registered. Then a little surprise to end the day.” </text:span><text:span text:style-name="T115">Randel grinned at the last sentence. A servant brought him a clipboard and orb on a stand. “Alright, </text:span><text:span text:style-name="T116">one of you come up and hold your hand on the orb. </text:span><text:span text:style-name="T117">Ah, the lad. </text:span><text:span text:style-name="T128">[</text:span><text:span text:style-name="T131">Fighter</text:span><text:span text:style-name="T128">]</text:span><text:span text:style-name="T117">, strength 18. Not bad. Gonna lead the charge for your ladies, son?”</text:span></text:p>
      <text:p text:style-name="P33"><text:tab/>“Yes, sir!” Tom said as the man wrote his stats down.</text:p>
      <text:p text:style-name="P8"><text:span text:style-name="T117"><text:tab/>“</text:span><text:span text:style-name="T118">Next. Hmm, 21 Intelligence. Very impressive, but you may want to consider being a support </text:span><text:span text:style-name="T128">[M</text:span><text:span text:style-name="T118">age</text:span><text:span text:style-name="T128">]</text:span><text:span text:style-name="T118">.”</text:span></text:p>
      <text:p text:style-name="P34"><text:tab/>“I’m hoping to be a healer, sir.” Megan replied.</text:p>
      <text:p text:style-name="P8"><text:span text:style-name="T118"><text:tab/>“Not an </text:span><text:span text:style-name="T119">easy path, but it would be a good fit. </text:span><text:span text:style-name="T120">Next. </text:span><text:span text:style-name="T128">[</text:span><text:span text:style-name="T121">Mage</text:span><text:span text:style-name="T128">]</text:span><text:span text:style-name="T121">, 16 Willpower. Decent.</text:span><text:span text:style-name="T119">” </text:span><text:span text:style-name="T121">Alex just nodded </text:span><text:span text:style-name="T122">letting me get to the orb</text:span><text:span text:style-name="T121">, “Next…” </text:span><text:span text:style-name="T123">I met Randel’s stare and waited him out, “</text:span><text:span text:style-name="T124">Girl, </text:span><text:span text:style-name="T125">what is wrong with you?</text:span><text:span text:style-name="T124">”</text:span></text:p>
      <text:p text:style-name="P8"><text:span text:style-name="T124"><text:tab/>“</text:span><text:span text:style-name="T126">Boy, </text:span><text:span text:style-name="T127">you got something to say then say it.” I replied.</text:span></text:p>
      <text:p text:style-name="P8"><text:soft-page-break/><text:span text:style-name="T127"><text:tab/>“</text:span><text:span text:style-name="T128">You’ve got a death wish or something. Your highest attribute is Willpower </text:span><text:span text:style-name="T129">at 11 </text:span><text:span text:style-name="T128">and you choose [</text:span><text:span text:style-name="T131">Fighter</text:span><text:span text:style-name="T128">]?”</text:span></text:p>
      <text:p text:style-name="P8"><text:span text:style-name="T128"><text:tab/>“</text:span><text:span text:style-name="T132">I haven’t had time to stretch my skills yet.</text:span><text:span text:style-name="T130">”</text:span></text:p>
      <text:p text:style-name="P8"><text:span text:style-name="T130"><text:tab/>“</text:span><text:span text:style-name="T133">Your [Skills] only make you fit to be a lady of the night.” Randel scowled at me but I didn’t respond, “</text:span><text:span text:style-name="T134">Well, when you die try not to take anyone else with you.” </text:span><text:span text:style-name="T135">He signaled and several servant brought out a knife and </text:span><text:span text:style-name="T137">four</text:span><text:span text:style-name="T135"> restrained wolves. “</text:span><text:span text:style-name="T136">For now, all of you are going to kill one of these monsters. </text:span><text:span text:style-name="T137">Better to get your first kill out of the way now than </text:span><text:span text:style-name="T138">have you freeze up in a real fight.” </text:span><text:span text:style-name="T139">Randel delighted in the shock on faaces of the other three. He was less amused when he saw I had no reaction. “Alright, you first.” He ordered and handed me the knife. </text:span><text:span text:style-name="T140">I walked up and slipped the blade into the back of the skull on the first wolf.</text:span></text:p>
      <text:p text:style-name="P8"><text:span text:style-name="T140"><text:tab/></text:span><text:span text:style-name="T28">“</text:span><text:span text:style-name="T29">You have gained a level! You now level 2!”</text:span></text:p>
      <text:p text:style-name="P8"><text:span text:style-name="T29"><text:tab/>“You have gained the skill [Critical Strike]!”</text:span></text:p>
      <text:p text:style-name="P39">[Critical Strike]</text:p>
      <text:p text:style-name="P39">Your knowledge of anatomy and intuition let you see weak spots on your opponents. Your weapon will have an easier time finding its way to one of these spots.</text:p>
      <text:p text:style-name="Text_20_body"><text:tab/><text:span text:style-name="T155">Randel groaned, “There is something very wrong with you, girl. What skill did you get, or do you just have a habit of staring at corpses?”</text:span></text:p>
      <text:p text:style-name="Text_20_body"><text:tab/>“<text:span text:style-name="T156">[Critical Str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kills" style:family="paragraph" style:parent-style-name="Text_20_body" style:master-page-name="">
      <style:paragraph-properties fo:margin-left="1in" fo:margin-right="1.0201in" fo:text-align="justify" fo:text-align-last="center" style:justify-single-word="false" fo:text-indent="0in" style:auto-text-indent="false" style:page-number="auto" fo:padding="0.0201in" fo:border="0.06pt solid #000000" style:shadow="none"/>
      <style:text-properties fo:font-style="italic" officeooo:rsid="0186515a"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0T19:37:50.163838949</meta:creation-date>
    <dc:date>2022-05-06T17:24:36.119172402</dc:date>
    <meta:editing-duration>P3DT3H6M57S</meta:editing-duration>
    <meta:editing-cycles>244</meta:editing-cycles>
    <meta:generator>LibreOffice/6.0.7.3$Linux_X86_64 LibreOffice_project/00m0$Build-3</meta:generator>
    <meta:document-statistic meta:table-count="2" meta:image-count="0" meta:object-count="0" meta:page-count="7" meta:paragraph-count="127" meta:word-count="2577" meta:character-count="14119" meta:non-whitespace-character-count="11606"/>
  </office:meta>
</office:document-meta>
</file>